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386" officeooo:paragraph-rsid="00053386"/>
    </style:style>
    <style:style style:name="P2" style:family="paragraph" style:parent-style-name="Standard">
      <style:text-properties officeooo:rsid="00055437" officeooo:paragraph-rsid="00055437"/>
    </style:style>
    <style:style style:name="P3" style:family="paragraph" style:parent-style-name="Standard">
      <style:text-properties officeooo:rsid="00055437" officeooo:paragraph-rsid="0006ee37"/>
    </style:style>
    <style:style style:name="T1" style:family="text">
      <style:text-properties officeooo:rsid="0006ee37"/>
    </style:style>
    <style:style style:name="T2" style:family="text">
      <style:text-properties officeooo:rsid="0006f9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g post Notes</text:p>
      <text:p text:style-name="P1"/>
      <text:p text:style-name="P2">- cache something: cache<text:span text:style-name="T1">()</text:span>→reme<text:span text:style-name="T2">m</text:span>ber (key, time, cb)</text:p>
      <text:p text:style-name="P2"><text:tab/><text:tab/>→rememberForever(key, cb)</text:p>
      <text:p text:style-name="P3">- <text:span text:style-name="T1">get cache: cache()-&gt;get</text:span>(key) (in cli use php artisan tinker)</text:p>
      <text:p text:style-name="P2">- clear chache: cache<text:span text:style-name="T1">()</text:span> → forget(key) (in cli use php artisan tink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0T21:26:16.791456979</meta:creation-date>
    <dc:date>2021-05-30T21:42:19.645129468</dc:date>
    <meta:editing-duration>PT16M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4" meta:character-count="224" meta:non-whitespace-character-count="193"/>
  </office:meta>
</office:document-meta>
</file>